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  <style:style style:name="ce6" style:family="table-cell" style:parent-style-name="Default" style:data-style-name="N124">
      <style:text-properties fo:font-weight="bold" style:font-weight-asian="bold" style:font-weight-complex="bold"/>
    </style:style>
    <style:style style:name="ce7" style:family="table-cell" style:parent-style-name="Default" style:data-style-name="N123">
      <style:text-properties fo:font-weight="bold" style:font-weight-asian="bold" style:font-weight-complex="bold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  <table:table-cell table:style-name="ce1" office:value-type="string" calcext:value-type="string">
            <text:p>Thrust azimuth angle is constant = </text:p>
          </table:table-cell>
          <table:table-cell table:number-columns-repeated="2"/>
          <table:table-cell table:style-name="ce6" office:value-type="float" office:value="-0.299" calcext:value-type="float">
            <text:p>-0.2990</text:p>
          </table:table-cell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0001" calcext:value-type="float">
            <text:p>0.00001</text:p>
          </table:table-cell>
          <table:table-cell/>
          <table:table-cell table:style-name="ce1" office:value-type="string" calcext:value-type="string">
            <text:p>Thrust elevation angle is constant = </text:p>
          </table:table-cell>
          <table:table-cell table:number-columns-repeated="2"/>
          <table:table-cell table:style-name="ce7" office:value-type="float" office:value="-0.184" calcext:value-type="float">
            <text:p>-0.184</text:p>
          </table:table-cell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office:value-type="string" calcext:value-type="string">
            <text:p>End Time = </text:p>
          </table:table-cell>
          <table:table-cell table:style-name="ce1" office:value-type="float" office:value="1569" calcext:value-type="float">
            <text:p>1569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nd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After 0.2 sec'.C4]" office:value-type="string" office:string-value="Altitude = 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After 0.2 sec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0.2 sec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0" calcext:value-type="float">
            <text:p>0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0001" calcext:value-type="float">
            <text:p>0.00001</text:p>
          </table:table-cell>
          <table:table-cell table:style-name="ce1"/>
          <table:table-cell table:style-name="ce1" table:formula="of:=['After 0.2 sec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0.2 sec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 table:style-name="ce1"/>
          <table:table-cell table:style-name="ce1" table:formula="of:=['After 0.2 sec'.C6]" office:value-type="string" office:string-value="End Time = " calcext:value-type="string">
            <text:p>End Time = </text:p>
          </table:table-cell>
          <table:table-cell table:style-name="ce1" table:formula="of:=['After 0.2 sec'.D6]" office:value-type="float" office:value="1569" calcext:value-type="float">
            <text:p>1569</text:p>
          </table:table-cell>
          <table:table-cell table:style-name="ce1" table:formula="of:=['After 0.2 sec'.E6]" office:value-type="string" office:string-value="sec" calcext:value-type="string">
            <text:p>sec</text:p>
          </table:table-cell>
          <table:table-cell table:style-name="ce1"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336.64868835923" calcext:value-type="float">
            <text:p>-2336.6486883592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336.64868835923" calcext:value-type="float">
            <text:p>-2336.648688359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6.6483854248" calcext:value-type="float">
            <text:p>-2336.6483854248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336.6483854248" calcext:value-type="float">
            <text:p>2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415.4438457706" calcext:value-type="float">
            <text:p>1415.4438457706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415.4438457706" calcext:value-type="float">
            <text:p>1415.44384577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415.44310794186" calcext:value-type="float">
            <text:p>1415.443107941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415.44310794186" calcext:value-type="float">
            <text:p>-1.4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21.05568935368" calcext:value-type="float">
            <text:p>2621.0556893537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21.05568935368" calcext:value-type="float">
            <text:p>2621.055689353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21.05595557783" calcext:value-type="float">
            <text:p>2621.055955577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21.05595557783" calcext:value-type="float">
            <text:p>-2.6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1.32081348422626" calcext:value-type="float">
            <text:p>-1.3208134842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1.32081348422626" calcext:value-type="float">
            <text:p>-1.320813484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2081321306785" calcext:value-type="float">
            <text:p>-1.320813213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1.32081321306785" calcext:value-type="float">
            <text:p>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2.87623440912459" calcext:value-type="float">
            <text:p>-2.8762344091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2.87623440912459" calcext:value-type="float">
            <text:p>-2.876234409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87623489792874" calcext:value-type="float">
            <text:p>-2.8762348979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2.87623489792874" calcext:value-type="float">
            <text:p>2.88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524181393940217" calcext:value-type="float">
            <text:p>0.5241813939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524181393940217" calcext:value-type="float">
            <text:p>0.524181393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24181155183521" calcext:value-type="float">
            <text:p>0.5241811552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524181155183521" calcext:value-type="float">
            <text:p>-5.24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5" calcext:value-type="float">
            <text:p>65.3288926392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5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2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6.64868835923" calcext:value-type="float">
            <text:p>-2336.6486883592</text:p>
          </table:table-cell>
          <table:table-cell/>
          <table:table-cell table:style-name="ce3" office:value-type="float" office:value="-2336.6483854248" calcext:value-type="float">
            <text:p>-2336.6483854248</text:p>
          </table:table-cell>
          <table:table-cell/>
          <table:table-cell table:style-name="ce3" office:value-type="float" office:value="1.00000012964485" calcext:value-type="float">
            <text:p>1.0000001296</text:p>
          </table:table-cell>
          <table:table-cell table:style-name="ce3" office:value-type="float" office:value="-0.000302934430692403" calcext:value-type="float">
            <text:p>-0.000302934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415.4438457706" calcext:value-type="float">
            <text:p>1415.4438457706</text:p>
          </table:table-cell>
          <table:table-cell/>
          <table:table-cell table:style-name="ce3" office:value-type="float" office:value="1415.44310794186" calcext:value-type="float">
            <text:p>1415.4431079419</text:p>
          </table:table-cell>
          <table:table-cell/>
          <table:table-cell table:style-name="ce3" office:value-type="float" office:value="1.0000005212705" calcext:value-type="float">
            <text:p>1.0000005213</text:p>
          </table:table-cell>
          <table:table-cell table:style-name="ce3" office:value-type="float" office:value="0.000737828741876001" calcext:value-type="float">
            <text:p>0.000737828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21.05568935368" calcext:value-type="float">
            <text:p>2621.0556893537</text:p>
          </table:table-cell>
          <table:table-cell/>
          <table:table-cell table:style-name="ce3" office:value-type="float" office:value="2621.05595557783" calcext:value-type="float">
            <text:p>2621.0559555778</text:p>
          </table:table-cell>
          <table:table-cell/>
          <table:table-cell table:style-name="ce3" office:value-type="float" office:value="0.999999898428668" calcext:value-type="float">
            <text:p>0.9999998984</text:p>
          </table:table-cell>
          <table:table-cell table:style-name="ce3" office:value-type="float" office:value="-0.000266224143615545" calcext:value-type="float">
            <text:p>-0.000266224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2081348422626" calcext:value-type="float">
            <text:p>-1.3208134842</text:p>
          </table:table-cell>
          <table:table-cell/>
          <table:table-cell table:style-name="ce3" office:value-type="float" office:value="-1.32081321306785" calcext:value-type="float">
            <text:p>-1.3208132131</text:p>
          </table:table-cell>
          <table:table-cell/>
          <table:table-cell table:style-name="ce3" office:value-type="float" office:value="1.00000020529656" calcext:value-type="float">
            <text:p>1.0000002053</text:p>
          </table:table-cell>
          <table:table-cell table:style-name="ce3" office:value-type="float" office:value="-0.000000271158404618888" calcext:value-type="float">
            <text:p>-2.71158404618888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87623440912459" calcext:value-type="float">
            <text:p>-2.8762344091</text:p>
          </table:table-cell>
          <table:table-cell/>
          <table:table-cell table:style-name="ce3" office:value-type="float" office:value="-2.87623489792874" calcext:value-type="float">
            <text:p>-2.8762348979</text:p>
          </table:table-cell>
          <table:table-cell/>
          <table:table-cell table:style-name="ce3" office:value-type="float" office:value="0.999999830054163" calcext:value-type="float">
            <text:p>0.9999998301</text:p>
          </table:table-cell>
          <table:table-cell table:style-name="ce3" office:value-type="float" office:value="0.000000488804145604149" calcext:value-type="float">
            <text:p>4.88804145604149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24181393940217" calcext:value-type="float">
            <text:p>0.5241813939</text:p>
          </table:table-cell>
          <table:table-cell/>
          <table:table-cell table:style-name="ce3" office:value-type="float" office:value="0.524181155183521" calcext:value-type="float">
            <text:p>0.5241811552</text:p>
          </table:table-cell>
          <table:table-cell/>
          <table:table-cell table:style-name="ce3" office:value-type="float" office:value="1.00000045548508" calcext:value-type="float">
            <text:p>1.0000004555</text:p>
          </table:table-cell>
          <table:table-cell table:style-name="ce3" office:value-type="float" office:value="0.000000238756696413489" calcext:value-type="float">
            <text:p>2.38756696413489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5" calcext:value-type="float">
            <text:p>65.3288926392</text:p>
          </table:table-cell>
          <table:table-cell/>
          <table:table-cell table:style-name="ce3" office:value-type="float" office:value="65.3288926391782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6.64868835923" calcext:value-type="float">
            <text:p>-2336.64868835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6.6483854248" calcext:value-type="float">
            <text:p>-2336.6483854248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336.6483854248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415.4438457706" calcext:value-type="float">
            <text:p>1415.44384577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415.44310794186" calcext:value-type="float">
            <text:p>1415.4431079419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415.44310794186" calcext:value-type="float">
            <text:p>-1.4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21.05568935368" calcext:value-type="float">
            <text:p>2621.05568935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21.05595557783" calcext:value-type="float">
            <text:p>2621.0559555778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21.05595557783" calcext:value-type="float">
            <text:p>-2.6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2081348422626" calcext:value-type="float">
            <text:p>-1.320813484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2081321306785" calcext:value-type="float">
            <text:p>-1.3208132131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1.32081321306785" calcext:value-type="float">
            <text:p>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87623440912459" calcext:value-type="float">
            <text:p>-2.87623440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87623489792874" calcext:value-type="float">
            <text:p>-2.8762348979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2.87623489792874" calcext:value-type="float">
            <text:p>2.8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24181393940217" calcext:value-type="float">
            <text:p>0.524181393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24181155183521" calcext:value-type="float">
            <text:p>0.5241811552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524181155183521" calcext:value-type="float">
            <text:p>-5.24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2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6.64868835923" calcext:value-type="float">
            <text:p>-2336.64868835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415.4438457706" calcext:value-type="float">
            <text:p>1415.44384577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21.05568935368" calcext:value-type="float">
            <text:p>2621.05568935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2081348422626" calcext:value-type="float">
            <text:p>-1.320813484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87623440912459" calcext:value-type="float">
            <text:p>-2.87623440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24181393940217" calcext:value-type="float">
            <text:p>0.524181393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6.6483854248" calcext:value-type="float">
            <text:p>-2336.6483854248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336.6483854248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415.44310794186" calcext:value-type="float">
            <text:p>1415.4431079419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415.44310794186" calcext:value-type="float">
            <text:p>-1.4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21.05595557783" calcext:value-type="float">
            <text:p>2621.055955577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21.05595557783" calcext:value-type="float">
            <text:p>-2.6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2081321306785" calcext:value-type="float">
            <text:p>-1.3208132131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1.32081321306785" calcext:value-type="float">
            <text:p>1.3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87623489792874" calcext:value-type="float">
            <text:p>-2.8762348979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2.87623489792874" calcext:value-type="float">
            <text:p>2.88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24181155183521" calcext:value-type="float">
            <text:p>0.5241811552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524181155183521" calcext:value-type="float">
            <text:p>-5.24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2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8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8'.C4]" office:value-type="string" office:string-value="Altitude = " calcext:value-type="string">
            <text:p>Altitude = </text:p>
          </table:table-cell>
          <table:table-cell table:style-name="ce1" table:formula="of:=['End tol. 1e-8'.D4]" office:value-type="string" office:string-value="-0.6 km MOLA" calcext:value-type="string">
            <text:p>-0.6 km MOLA</text:p>
          </table:table-cell>
          <table:table-cell table:style-name="ce1" table:formula="of:=['End tol. 1e-8'.E4]" office:value-type="string" office:string-value="TSI Order = " calcext:value-type="string">
            <text:p>TSI Order = </text:p>
          </table:table-cell>
          <table:table-cell table:style-name="ce1" table:formula="of:=['End tol. 1e-8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8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8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8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8'.C5]" office:value-type="string" office:string-value="Latitude = " calcext:value-type="string">
            <text:p>Latitude = </text:p>
          </table:table-cell>
          <table:table-cell table:style-name="ce1" table:formula="of:=['End tol. 1e-8'.D5]" office:value-type="float" office:value="0" calcext:value-type="float">
            <text:p>0</text:p>
          </table:table-cell>
          <table:table-cell table:style-name="ce1" table:formula="of:=['End tol. 1e-8'.E5]" office:value-type="string" office:string-value="Longitude = " calcext:value-type="string">
            <text:p>Longitude = </text:p>
          </table:table-cell>
          <table:table-cell table:style-name="ce1" table:formula="of:=['End tol. 1e-8'.F5]" office:value-type="float" office:value="74.5" calcext:value-type="float">
            <text:p>74.5</text:p>
          </table:table-cell>
          <table:table-cell table:style-name="ce1" table:formula="of:=['End tol. 1e-8'.G5]" office:value-type="string" office:string-value="FPA = " calcext:value-type="string">
            <text:p>FPA = </text:p>
          </table:table-cell>
          <table:table-cell table:style-name="ce1" table:formula="of:=['End tol. 1e-8'.H5]" office:value-type="float" office:value="89" calcext:value-type="float">
            <text:p>89</text:p>
          </table:table-cell>
          <table:table-cell table:style-name="ce1" table:formula="of:=['End tol. 1e-8'.I5]" office:value-type="string" office:string-value="Azimuth = " calcext:value-type="string">
            <text:p>Azimuth = </text:p>
          </table:table-cell>
          <table:table-cell table:style-name="ce1" table:formula="of:=['End tol. 1e-8'.J5]" office:value-type="float" office:value="90" calcext:value-type="float">
            <text:p>90</text:p>
          </table:table-cell>
          <table:table-cell table:style-name="ce1" table:formula="of:=['End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8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8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8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8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8'.C6]" office:value-type="string" office:string-value="End Time = " calcext:value-type="string">
            <text:p>End Time = </text:p>
          </table:table-cell>
          <table:table-cell table:style-name="ce1" table:formula="of:=['End tol. 1e-8'.D6]" office:value-type="float" office:value="1569" calcext:value-type="float">
            <text:p>1569</text:p>
          </table:table-cell>
          <table:table-cell table:style-name="ce1" table:formula="of:=['End tol. 1e-8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8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336.65043523047" calcext:value-type="float">
            <text:p>-2336.6504352305</text:p>
          </table:table-cell>
          <table:table-cell/>
          <table:table-cell table:style-name="ce4" table:formula="of:=['End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336.65043523047" calcext:value-type="float">
            <text:p>-2336.65043523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6.65043498146" calcext:value-type="float">
            <text:p>-2336.6504349815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336.65043498146" calcext:value-type="float">
            <text:p>2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415.42213461404" calcext:value-type="float">
            <text:p>1415.422134614</text:p>
          </table:table-cell>
          <table:table-cell/>
          <table:table-cell table:style-name="ce4" table:formula="of:=['End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415.42213461404" calcext:value-type="float">
            <text:p>1415.42213461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415.42214573544" calcext:value-type="float">
            <text:p>1415.422145735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415.42214573544" calcext:value-type="float">
            <text:p>-1.4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21.05260199944" calcext:value-type="float">
            <text:p>2621.0526019994</text:p>
          </table:table-cell>
          <table:table-cell/>
          <table:table-cell table:style-name="ce4" table:formula="of:=['End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21.05260199944" calcext:value-type="float">
            <text:p>2621.052601999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21.05260456991" calcext:value-type="float">
            <text:p>2621.052604569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21.05260456991" calcext:value-type="float">
            <text:p>-2.6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1.32080707444912" calcext:value-type="float">
            <text:p>-1.3208070744</text:p>
          </table:table-cell>
          <table:table-cell/>
          <table:table-cell table:style-name="ce4" table:formula="of:=['End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1.32080707444912" calcext:value-type="float">
            <text:p>-1.320807074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2080707817682" calcext:value-type="float">
            <text:p>-1.3208070782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1.32080707817682" calcext:value-type="float">
            <text:p>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2.87625002388285" calcext:value-type="float">
            <text:p>-2.8762500239</text:p>
          </table:table-cell>
          <table:table-cell/>
          <table:table-cell table:style-name="ce4" table:formula="of:=['End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2.87625002388285" calcext:value-type="float">
            <text:p>-2.876250023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87625001535651" calcext:value-type="float">
            <text:p>-2.8762500154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2.87625001535651" calcext:value-type="float">
            <text:p>2.88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524171319122844" calcext:value-type="float">
            <text:p>0.5241713191</text:p>
          </table:table-cell>
          <table:table-cell/>
          <table:table-cell table:style-name="ce4" table:formula="of:=['End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524171319122844" calcext:value-type="float">
            <text:p>0.524171319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24171324929046" calcext:value-type="float">
            <text:p>0.524171324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524171324929046" calcext:value-type="float">
            <text:p>-5.24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2" calcext:value-type="float">
            <text:p>65.3288926392</text:p>
          </table:table-cell>
          <table:table-cell/>
          <table:table-cell table:style-name="ce4" table:formula="of:=['End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2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2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6.65043523047" calcext:value-type="float">
            <text:p>-2336.6504352305</text:p>
          </table:table-cell>
          <table:table-cell/>
          <table:table-cell table:style-name="ce3" office:value-type="float" office:value="-2336.65043498146" calcext:value-type="float">
            <text:p>-2336.6504349815</text:p>
          </table:table-cell>
          <table:table-cell/>
          <table:table-cell table:style-name="ce3" office:value-type="float" office:value="1.00000000010657" calcext:value-type="float">
            <text:p>1.0000000001</text:p>
          </table:table-cell>
          <table:table-cell table:style-name="ce3" office:value-type="float" office:value="-0.000000249007371166954" calcext:value-type="float">
            <text:p>-0.00000024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415.42213461404" calcext:value-type="float">
            <text:p>1415.422134614</text:p>
          </table:table-cell>
          <table:table-cell/>
          <table:table-cell table:style-name="ce3" office:value-type="float" office:value="1415.42214573544" calcext:value-type="float">
            <text:p>1415.4221457354</text:p>
          </table:table-cell>
          <table:table-cell/>
          <table:table-cell table:style-name="ce3" office:value-type="float" office:value="0.999999992142695" calcext:value-type="float">
            <text:p>0.9999999921</text:p>
          </table:table-cell>
          <table:table-cell table:style-name="ce3" office:value-type="float" office:value="-0.0000111214035314333" calcext:value-type="float">
            <text:p>-1.1121403531433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21.05260199944" calcext:value-type="float">
            <text:p>2621.0526019994</text:p>
          </table:table-cell>
          <table:table-cell/>
          <table:table-cell table:style-name="ce3" office:value-type="float" office:value="2621.05260456991" calcext:value-type="float">
            <text:p>2621.0526045699</text:p>
          </table:table-cell>
          <table:table-cell/>
          <table:table-cell table:style-name="ce3" office:value-type="float" office:value="0.999999999019299" calcext:value-type="float">
            <text:p>0.999999999</text:p>
          </table:table-cell>
          <table:table-cell table:style-name="ce3" office:value-type="float" office:value="-0.00000257046758633805" calcext:value-type="float">
            <text:p>-2.57046758633805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2080707444912" calcext:value-type="float">
            <text:p>-1.3208070744</text:p>
          </table:table-cell>
          <table:table-cell/>
          <table:table-cell table:style-name="ce3" office:value-type="float" office:value="-1.32080707817682" calcext:value-type="float">
            <text:p>-1.3208070782</text:p>
          </table:table-cell>
          <table:table-cell/>
          <table:table-cell table:style-name="ce3" office:value-type="float" office:value="0.99999999717771" calcext:value-type="float">
            <text:p>0.9999999972</text:p>
          </table:table-cell>
          <table:table-cell table:style-name="ce3" office:value-type="float" office:value="0.00000000372769992651456" calcext:value-type="float">
            <text:p>3.72769992651456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87625002388285" calcext:value-type="float">
            <text:p>-2.8762500239</text:p>
          </table:table-cell>
          <table:table-cell/>
          <table:table-cell table:style-name="ce3" office:value-type="float" office:value="-2.87625001535651" calcext:value-type="float">
            <text:p>-2.8762500154</text:p>
          </table:table-cell>
          <table:table-cell/>
          <table:table-cell table:style-name="ce3" office:value-type="float" office:value="1.00000000296439" calcext:value-type="float">
            <text:p>1.000000003</text:p>
          </table:table-cell>
          <table:table-cell table:style-name="ce3" office:value-type="float" office:value="-0.0000000085263369697941" calcext:value-type="float">
            <text:p>-8.5263369697941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24171319122844" calcext:value-type="float">
            <text:p>0.5241713191</text:p>
          </table:table-cell>
          <table:table-cell/>
          <table:table-cell table:style-name="ce3" office:value-type="float" office:value="0.524171324929046" calcext:value-type="float">
            <text:p>0.5241713249</text:p>
          </table:table-cell>
          <table:table-cell/>
          <table:table-cell table:style-name="ce3" office:value-type="float" office:value="0.999999988923084" calcext:value-type="float">
            <text:p>0.9999999889</text:p>
          </table:table-cell>
          <table:table-cell table:style-name="ce3" office:value-type="float" office:value="-0.0000000058062018526428" calcext:value-type="float">
            <text:p>-5.8062018526428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2" calcext:value-type="float">
            <text:p>65.3288926392</text:p>
          </table:table-cell>
          <table:table-cell/>
          <table:table-cell table:style-name="ce3" office:value-type="float" office:value="65.3288926391782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28421709430404" calcext:value-type="float">
            <text:p>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6.65043523047" calcext:value-type="float">
            <text:p>-2336.65043523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6.65043498146" calcext:value-type="float">
            <text:p>-2336.6504349815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336.65043498146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415.42213461404" calcext:value-type="float">
            <text:p>1415.4221346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415.42214573544" calcext:value-type="float">
            <text:p>1415.4221457354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415.42214573544" calcext:value-type="float">
            <text:p>-1.4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21.05260199944" calcext:value-type="float">
            <text:p>2621.052601999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21.05260456991" calcext:value-type="float">
            <text:p>2621.0526045699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21.05260456991" calcext:value-type="float">
            <text:p>-2.6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2080707444912" calcext:value-type="float">
            <text:p>-1.320807074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2080707817682" calcext:value-type="float">
            <text:p>-1.3208070782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1.32080707817682" calcext:value-type="float">
            <text:p>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87625002388285" calcext:value-type="float">
            <text:p>-2.876250023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87625001535651" calcext:value-type="float">
            <text:p>-2.8762500154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2.87625001535651" calcext:value-type="float">
            <text:p>2.8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24171319122844" calcext:value-type="float">
            <text:p>0.52417131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24171324929046" calcext:value-type="float">
            <text:p>0.5241713249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524171324929046" calcext:value-type="float">
            <text:p>-5.24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2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2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6.65043523047" calcext:value-type="float">
            <text:p>-2336.65043523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415.42213461404" calcext:value-type="float">
            <text:p>1415.42213461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21.05260199944" calcext:value-type="float">
            <text:p>2621.052601999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2080707444912" calcext:value-type="float">
            <text:p>-1.320807074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87625002388285" calcext:value-type="float">
            <text:p>-2.876250023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24171319122844" calcext:value-type="float">
            <text:p>0.52417131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2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6.65043498146" calcext:value-type="float">
            <text:p>-2336.6504349815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336.65043498146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415.42214573544" calcext:value-type="float">
            <text:p>1415.4221457354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415.42214573544" calcext:value-type="float">
            <text:p>-1.4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21.05260456991" calcext:value-type="float">
            <text:p>2621.0526045699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21.05260456991" calcext:value-type="float">
            <text:p>-2.6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2080707817682" calcext:value-type="float">
            <text:p>-1.3208070782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1.32080707817682" calcext:value-type="float">
            <text:p>1.3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87625001535651" calcext:value-type="float">
            <text:p>-2.8762500154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2.87625001535651" calcext:value-type="float">
            <text:p>2.88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24171324929046" calcext:value-type="float">
            <text:p>0.5241713249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524171324929046" calcext:value-type="float">
            <text:p>-5.24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2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0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0'.C4]" office:value-type="string" office:string-value="Altitude = " calcext:value-type="string">
            <text:p>Altitude = </text:p>
          </table:table-cell>
          <table:table-cell table:style-name="ce1" table:formula="of:=['End tol. 1e-10'.D4]" office:value-type="string" office:string-value="-0.6 km MOLA" calcext:value-type="string">
            <text:p>-0.6 km MOLA</text:p>
          </table:table-cell>
          <table:table-cell table:style-name="ce1" table:formula="of:=['End tol. 1e-10'.E4]" office:value-type="string" office:string-value="TSI Order = " calcext:value-type="string">
            <text:p>TSI Order = </text:p>
          </table:table-cell>
          <table:table-cell table:style-name="ce1" table:formula="of:=['End tol. 1e-10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0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0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10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0'.C5]" office:value-type="string" office:string-value="Latitude = " calcext:value-type="string">
            <text:p>Latitude = </text:p>
          </table:table-cell>
          <table:table-cell table:style-name="ce1" table:formula="of:=['End tol. 1e-10'.D5]" office:value-type="float" office:value="0" calcext:value-type="float">
            <text:p>0</text:p>
          </table:table-cell>
          <table:table-cell table:style-name="ce1" table:formula="of:=['End tol. 1e-10'.E5]" office:value-type="string" office:string-value="Longitude = " calcext:value-type="string">
            <text:p>Longitude = </text:p>
          </table:table-cell>
          <table:table-cell table:style-name="ce1" table:formula="of:=['End tol. 1e-10'.F5]" office:value-type="float" office:value="74.5" calcext:value-type="float">
            <text:p>74.5</text:p>
          </table:table-cell>
          <table:table-cell table:style-name="ce1" table:formula="of:=['End tol. 1e-10'.G5]" office:value-type="string" office:string-value="FPA = " calcext:value-type="string">
            <text:p>FPA = </text:p>
          </table:table-cell>
          <table:table-cell table:style-name="ce1" table:formula="of:=['End tol. 1e-10'.H5]" office:value-type="float" office:value="89" calcext:value-type="float">
            <text:p>89</text:p>
          </table:table-cell>
          <table:table-cell table:style-name="ce1" table:formula="of:=['End tol. 1e-10'.I5]" office:value-type="string" office:string-value="Azimuth = " calcext:value-type="string">
            <text:p>Azimuth = </text:p>
          </table:table-cell>
          <table:table-cell table:style-name="ce1" table:formula="of:=['End tol. 1e-10'.J5]" office:value-type="float" office:value="90" calcext:value-type="float">
            <text:p>90</text:p>
          </table:table-cell>
          <table:table-cell table:style-name="ce1" table:formula="of:=['End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0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0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0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10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0'.C6]" office:value-type="string" office:string-value="End Time = " calcext:value-type="string">
            <text:p>End Time = </text:p>
          </table:table-cell>
          <table:table-cell table:style-name="ce1" table:formula="of:=['End tol. 1e-10'.D6]" office:value-type="float" office:value="1569" calcext:value-type="float">
            <text:p>1569</text:p>
          </table:table-cell>
          <table:table-cell table:style-name="ce1" table:formula="of:=['End tol. 1e-10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10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337.74743708375" calcext:value-type="float">
            <text:p>-2337.7474370838</text:p>
          </table:table-cell>
          <table:table-cell/>
          <table:table-cell table:style-name="ce4" table:formula="of:=['End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337.74743708375" calcext:value-type="float">
            <text:p>-2337.747437083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74743691332" calcext:value-type="float">
            <text:p>-2337.7474369133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337.74743691332" calcext:value-type="float">
            <text:p>2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376.42213007293" calcext:value-type="float">
            <text:p>1376.4221300729</text:p>
          </table:table-cell>
          <table:table-cell/>
          <table:table-cell table:style-name="ce4" table:formula="of:=['End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376.42213007293" calcext:value-type="float">
            <text:p>1376.422130072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376.42213258446" calcext:value-type="float">
            <text:p>1376.422132584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376.42213258446" calcext:value-type="float">
            <text:p>-1.3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17.13758980315" calcext:value-type="float">
            <text:p>2617.1375898032</text:p>
          </table:table-cell>
          <table:table-cell/>
          <table:table-cell table:style-name="ce4" table:formula="of:=['End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17.13758980315" calcext:value-type="float">
            <text:p>2617.137589803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17.13759025408" calcext:value-type="float">
            <text:p>2617.137590254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17.13759025408" calcext:value-type="float">
            <text:p>-2.6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1.30882732340602" calcext:value-type="float">
            <text:p>-1.3088273234</text:p>
          </table:table-cell>
          <table:table-cell/>
          <table:table-cell table:style-name="ce4" table:formula="of:=['End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1.30882732340602" calcext:value-type="float">
            <text:p>-1.308827323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0882732417193" calcext:value-type="float">
            <text:p>-1.3088273242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1.30882732417193" calcext:value-type="float">
            <text:p>1.3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2.90408652312925" calcext:value-type="float">
            <text:p>-2.9040865231</text:p>
          </table:table-cell>
          <table:table-cell/>
          <table:table-cell table:style-name="ce4" table:formula="of:=['End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2.90408652312925" calcext:value-type="float">
            <text:p>-2.904086523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90408652129744" calcext:value-type="float">
            <text:p>-2.9040865213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2.90408652129744" calcext:value-type="float">
            <text:p>2.9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506365513589315" calcext:value-type="float">
            <text:p>0.5063655136</text:p>
          </table:table-cell>
          <table:table-cell/>
          <table:table-cell table:style-name="ce4" table:formula="of:=['End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506365513589315" calcext:value-type="float">
            <text:p>0.506365513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0636551480042" calcext:value-type="float">
            <text:p>0.506365514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50636551480042" calcext:value-type="float">
            <text:p>-5.0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4" calcext:value-type="float">
            <text:p>65.3288926392</text:p>
          </table:table-cell>
          <table:table-cell/>
          <table:table-cell table:style-name="ce4" table:formula="of:=['End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4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3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3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74743708375" calcext:value-type="float">
            <text:p>-2337.7474370838</text:p>
          </table:table-cell>
          <table:table-cell/>
          <table:table-cell table:style-name="ce3" office:value-type="float" office:value="-2337.74743691332" calcext:value-type="float">
            <text:p>-2337.7474369133</text:p>
          </table:table-cell>
          <table:table-cell/>
          <table:table-cell table:style-name="ce3" office:value-type="float" office:value="1.0000000000729" calcext:value-type="float">
            <text:p>1.0000000001</text:p>
          </table:table-cell>
          <table:table-cell table:style-name="ce3" office:value-type="float" office:value="-0.000000170428393175825" calcext:value-type="float">
            <text:p>-1.70428393175825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376.42213007293" calcext:value-type="float">
            <text:p>1376.4221300729</text:p>
          </table:table-cell>
          <table:table-cell/>
          <table:table-cell table:style-name="ce3" office:value-type="float" office:value="1376.42213258446" calcext:value-type="float">
            <text:p>1376.4221325845</text:p>
          </table:table-cell>
          <table:table-cell/>
          <table:table-cell table:style-name="ce3" office:value-type="float" office:value="0.999999998175322" calcext:value-type="float">
            <text:p>0.9999999982</text:p>
          </table:table-cell>
          <table:table-cell table:style-name="ce3" office:value-type="float" office:value="-0.00000251152732744231" calcext:value-type="float">
            <text:p>-2.51152732744231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17.13758980315" calcext:value-type="float">
            <text:p>2617.1375898032</text:p>
          </table:table-cell>
          <table:table-cell/>
          <table:table-cell table:style-name="ce3" office:value-type="float" office:value="2617.13759025408" calcext:value-type="float">
            <text:p>2617.1375902541</text:p>
          </table:table-cell>
          <table:table-cell/>
          <table:table-cell table:style-name="ce3" office:value-type="float" office:value="0.999999999827699" calcext:value-type="float">
            <text:p>0.9999999998</text:p>
          </table:table-cell>
          <table:table-cell table:style-name="ce3" office:value-type="float" office:value="-0.000000450936113338685" calcext:value-type="float">
            <text:p>-4.50936113338685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0882732340602" calcext:value-type="float">
            <text:p>-1.3088273234</text:p>
          </table:table-cell>
          <table:table-cell/>
          <table:table-cell table:style-name="ce3" office:value-type="float" office:value="-1.30882732417193" calcext:value-type="float">
            <text:p>-1.3088273242</text:p>
          </table:table-cell>
          <table:table-cell/>
          <table:table-cell table:style-name="ce3" office:value-type="float" office:value="0.999999999414819" calcext:value-type="float">
            <text:p>0.9999999994</text:p>
          </table:table-cell>
          <table:table-cell table:style-name="ce3" office:value-type="float" office:value="0.00000000076590112030317" calcext:value-type="float">
            <text:p>7.6590112030317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90408652312925" calcext:value-type="float">
            <text:p>-2.9040865231</text:p>
          </table:table-cell>
          <table:table-cell/>
          <table:table-cell table:style-name="ce3" office:value-type="float" office:value="-2.90408652129744" calcext:value-type="float">
            <text:p>-2.9040865213</text:p>
          </table:table-cell>
          <table:table-cell/>
          <table:table-cell table:style-name="ce3" office:value-type="float" office:value="1.00000000063077" calcext:value-type="float">
            <text:p>1.0000000006</text:p>
          </table:table-cell>
          <table:table-cell table:style-name="ce3" office:value-type="float" office:value="-0.00000000183180937085581" calcext:value-type="float">
            <text:p>-1.83180937085581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06365513589315" calcext:value-type="float">
            <text:p>0.5063655136</text:p>
          </table:table-cell>
          <table:table-cell/>
          <table:table-cell table:style-name="ce3" office:value-type="float" office:value="0.50636551480042" calcext:value-type="float">
            <text:p>0.5063655148</text:p>
          </table:table-cell>
          <table:table-cell/>
          <table:table-cell table:style-name="ce3" office:value-type="float" office:value="0.999999997608241" calcext:value-type="float">
            <text:p>0.9999999976</text:p>
          </table:table-cell>
          <table:table-cell table:style-name="ce3" office:value-type="float" office:value="-0.00000000121110432793614" calcext:value-type="float">
            <text:p>-1.21110432793614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4" calcext:value-type="float">
            <text:p>65.3288926392</text:p>
          </table:table-cell>
          <table:table-cell/>
          <table:table-cell table:style-name="ce3" office:value-type="float" office:value="65.3288926391783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42632564145606" calcext:value-type="float">
            <text:p>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74743708375" calcext:value-type="float">
            <text:p>-2337.747437083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74743691332" calcext:value-type="float">
            <text:p>-2337.7474369133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337.74743691332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376.42213007293" calcext:value-type="float">
            <text:p>1376.422130072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376.42213258446" calcext:value-type="float">
            <text:p>1376.4221325845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376.42213258446" calcext:value-type="float">
            <text:p>-1.3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17.13758980315" calcext:value-type="float">
            <text:p>2617.137589803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17.13759025408" calcext:value-type="float">
            <text:p>2617.1375902541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17.13759025408" calcext:value-type="float">
            <text:p>-2.6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0882732340602" calcext:value-type="float">
            <text:p>-1.30882732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0882732417193" calcext:value-type="float">
            <text:p>-1.3088273242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1.30882732417193" calcext:value-type="float">
            <text:p>1.3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90408652312925" calcext:value-type="float">
            <text:p>-2.904086523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90408652129744" calcext:value-type="float">
            <text:p>-2.9040865213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2.90408652129744" calcext:value-type="float">
            <text:p>2.9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06365513589315" calcext:value-type="float">
            <text:p>0.506365513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0636551480042" calcext:value-type="float">
            <text:p>0.5063655148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50636551480042" calcext:value-type="float">
            <text:p>-5.0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4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3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3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74743708375" calcext:value-type="float">
            <text:p>-2337.747437083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376.42213007293" calcext:value-type="float">
            <text:p>1376.422130072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17.13758980315" calcext:value-type="float">
            <text:p>2617.137589803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0882732340602" calcext:value-type="float">
            <text:p>-1.30882732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90408652312925" calcext:value-type="float">
            <text:p>-2.904086523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06365513589315" calcext:value-type="float">
            <text:p>0.506365513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4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74743691332" calcext:value-type="float">
            <text:p>-2337.7474369133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337.74743691332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376.42213258446" calcext:value-type="float">
            <text:p>1376.422132584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376.42213258446" calcext:value-type="float">
            <text:p>-1.3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17.13759025408" calcext:value-type="float">
            <text:p>2617.1375902541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17.13759025408" calcext:value-type="float">
            <text:p>-2.6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0882732417193" calcext:value-type="float">
            <text:p>-1.3088273242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1.30882732417193" calcext:value-type="float">
            <text:p>1.3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90408652129744" calcext:value-type="float">
            <text:p>-2.9040865213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2.90408652129744" calcext:value-type="float">
            <text:p>2.9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0636551480042" calcext:value-type="float">
            <text:p>0.5063655148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50636551480042" calcext:value-type="float">
            <text:p>-5.0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3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3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1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1'.C4]" office:value-type="string" office:string-value="Altitude = " calcext:value-type="string">
            <text:p>Altitude = </text:p>
          </table:table-cell>
          <table:table-cell table:style-name="ce1" table:formula="of:=['End tol. 1e-11'.D4]" office:value-type="string" office:string-value="-0.6 km MOLA" calcext:value-type="string">
            <text:p>-0.6 km MOLA</text:p>
          </table:table-cell>
          <table:table-cell table:style-name="ce1" table:formula="of:=['End tol. 1e-11'.E4]" office:value-type="string" office:string-value="TSI Order = " calcext:value-type="string">
            <text:p>TSI Order = </text:p>
          </table:table-cell>
          <table:table-cell table:style-name="ce1" table:formula="of:=['End tol. 1e-11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1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1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11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1'.C5]" office:value-type="string" office:string-value="Latitude = " calcext:value-type="string">
            <text:p>Latitude = </text:p>
          </table:table-cell>
          <table:table-cell table:style-name="ce1" table:formula="of:=['End tol. 1e-11'.D5]" office:value-type="float" office:value="0" calcext:value-type="float">
            <text:p>0</text:p>
          </table:table-cell>
          <table:table-cell table:style-name="ce1" table:formula="of:=['End tol. 1e-11'.E5]" office:value-type="string" office:string-value="Longitude = " calcext:value-type="string">
            <text:p>Longitude = </text:p>
          </table:table-cell>
          <table:table-cell table:style-name="ce1" table:formula="of:=['End tol. 1e-11'.F5]" office:value-type="float" office:value="74.5" calcext:value-type="float">
            <text:p>74.5</text:p>
          </table:table-cell>
          <table:table-cell table:style-name="ce1" table:formula="of:=['End tol. 1e-11'.G5]" office:value-type="string" office:string-value="FPA = " calcext:value-type="string">
            <text:p>FPA = </text:p>
          </table:table-cell>
          <table:table-cell table:style-name="ce1" table:formula="of:=['End tol. 1e-11'.H5]" office:value-type="float" office:value="89" calcext:value-type="float">
            <text:p>89</text:p>
          </table:table-cell>
          <table:table-cell table:style-name="ce1" table:formula="of:=['End tol. 1e-11'.I5]" office:value-type="string" office:string-value="Azimuth = " calcext:value-type="string">
            <text:p>Azimuth = </text:p>
          </table:table-cell>
          <table:table-cell table:style-name="ce1" table:formula="of:=['End tol. 1e-11'.J5]" office:value-type="float" office:value="90" calcext:value-type="float">
            <text:p>90</text:p>
          </table:table-cell>
          <table:table-cell table:style-name="ce1" table:formula="of:=['End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1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1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1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11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1'.C6]" office:value-type="string" office:string-value="End Time = " calcext:value-type="string">
            <text:p>End Time = </text:p>
          </table:table-cell>
          <table:table-cell table:style-name="ce1" table:formula="of:=['End tol. 1e-11'.D6]" office:value-type="float" office:value="1569" calcext:value-type="float">
            <text:p>1569</text:p>
          </table:table-cell>
          <table:table-cell table:style-name="ce1" table:formula="of:=['End tol. 1e-11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11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337.86202486173" calcext:value-type="float">
            <text:p>-2337.8620248617</text:p>
          </table:table-cell>
          <table:table-cell/>
          <table:table-cell table:style-name="ce4" table:formula="of:=['End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337.86202486173" calcext:value-type="float">
            <text:p>-2337.862024861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86202482669" calcext:value-type="float">
            <text:p>-2337.8620248267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337.86202482669" calcext:value-type="float">
            <text:p>2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376.06299929913" calcext:value-type="float">
            <text:p>1376.0629992991</text:p>
          </table:table-cell>
          <table:table-cell/>
          <table:table-cell table:style-name="ce4" table:formula="of:=['End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376.06299929913" calcext:value-type="float">
            <text:p>1376.062999299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376.06299976968" calcext:value-type="float">
            <text:p>1376.062999769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376.06299976968" calcext:value-type="float">
            <text:p>-1.3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17.00408466066" calcext:value-type="float">
            <text:p>2617.0040846607</text:p>
          </table:table-cell>
          <table:table-cell/>
          <table:table-cell table:style-name="ce4" table:formula="of:=['End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17.00408466066" calcext:value-type="float">
            <text:p>2617.00408466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17.00408474029" calcext:value-type="float">
            <text:p>2617.004084740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17.00408474029" calcext:value-type="float">
            <text:p>-2.6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1.30873222759568" calcext:value-type="float">
            <text:p>-1.3087322276</text:p>
          </table:table-cell>
          <table:table-cell/>
          <table:table-cell table:style-name="ce4" table:formula="of:=['End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1.30873222759568" calcext:value-type="float">
            <text:p>-1.308732227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0873222773787" calcext:value-type="float">
            <text:p>-1.308732227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1.30873222773787" calcext:value-type="float">
            <text:p>1.3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2.90435089762644" calcext:value-type="float">
            <text:p>-2.9043508976</text:p>
          </table:table-cell>
          <table:table-cell/>
          <table:table-cell table:style-name="ce4" table:formula="of:=['End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2.90435089762644" calcext:value-type="float">
            <text:p>-2.904350897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90435089728598" calcext:value-type="float">
            <text:p>-2.9043508973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2.90435089728598" calcext:value-type="float">
            <text:p>2.9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50617549103333" calcext:value-type="float">
            <text:p>0.506175491</text:p>
          </table:table-cell>
          <table:table-cell/>
          <table:table-cell table:style-name="ce4" table:formula="of:=['End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50617549103333" calcext:value-type="float">
            <text:p>0.50617549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06175491257887" calcext:value-type="float">
            <text:p>0.506175491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506175491257887" calcext:value-type="float">
            <text:p>-5.0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2" calcext:value-type="float">
            <text:p>65.3288926392</text:p>
          </table:table-cell>
          <table:table-cell/>
          <table:table-cell table:style-name="ce4" table:formula="of:=['End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2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6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6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86202486173" calcext:value-type="float">
            <text:p>-2337.8620248617</text:p>
          </table:table-cell>
          <table:table-cell/>
          <table:table-cell table:style-name="ce3" office:value-type="float" office:value="-2337.86202482669" calcext:value-type="float">
            <text:p>-2337.8620248267</text:p>
          </table:table-cell>
          <table:table-cell/>
          <table:table-cell table:style-name="ce3" office:value-type="float" office:value="1.00000000001499" calcext:value-type="float">
            <text:p>1</text:p>
          </table:table-cell>
          <table:table-cell table:style-name="ce3" office:value-type="float" office:value="-0.0000000350410118699074" calcext:value-type="float">
            <text:p>-0.00000003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376.06299929913" calcext:value-type="float">
            <text:p>1376.0629992991</text:p>
          </table:table-cell>
          <table:table-cell/>
          <table:table-cell table:style-name="ce3" office:value-type="float" office:value="1376.06299976968" calcext:value-type="float">
            <text:p>1376.0629997697</text:p>
          </table:table-cell>
          <table:table-cell/>
          <table:table-cell table:style-name="ce3" office:value-type="float" office:value="0.999999999658044" calcext:value-type="float">
            <text:p>0.9999999997</text:p>
          </table:table-cell>
          <table:table-cell table:style-name="ce3" office:value-type="float" office:value="-0.000000470553459308576" calcext:value-type="float">
            <text:p>-4.70553459308576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17.00408466066" calcext:value-type="float">
            <text:p>2617.0040846607</text:p>
          </table:table-cell>
          <table:table-cell/>
          <table:table-cell table:style-name="ce3" office:value-type="float" office:value="2617.00408474029" calcext:value-type="float">
            <text:p>2617.0040847403</text:p>
          </table:table-cell>
          <table:table-cell/>
          <table:table-cell table:style-name="ce3" office:value-type="float" office:value="0.999999999969573" calcext:value-type="float">
            <text:p>1</text:p>
          </table:table-cell>
          <table:table-cell table:style-name="ce3" office:value-type="float" office:value="-0.0000000796267158875708" calcext:value-type="float">
            <text:p>-7.96267158875708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0873222759568" calcext:value-type="float">
            <text:p>-1.3087322276</text:p>
          </table:table-cell>
          <table:table-cell/>
          <table:table-cell table:style-name="ce3" office:value-type="float" office:value="-1.30873222773787" calcext:value-type="float">
            <text:p>-1.3087322277</text:p>
          </table:table-cell>
          <table:table-cell/>
          <table:table-cell table:style-name="ce3" office:value-type="float" office:value="0.99999999989135" calcext:value-type="float">
            <text:p>0.9999999999</text:p>
          </table:table-cell>
          <table:table-cell table:style-name="ce3" office:value-type="float" office:value="0.000000000142194256369521" calcext:value-type="float">
            <text:p>1.42194256369521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90435089762644" calcext:value-type="float">
            <text:p>-2.9043508976</text:p>
          </table:table-cell>
          <table:table-cell/>
          <table:table-cell table:style-name="ce3" office:value-type="float" office:value="-2.90435089728598" calcext:value-type="float">
            <text:p>-2.9043508973</text:p>
          </table:table-cell>
          <table:table-cell/>
          <table:table-cell table:style-name="ce3" office:value-type="float" office:value="1.00000000011723" calcext:value-type="float">
            <text:p>1.0000000001</text:p>
          </table:table-cell>
          <table:table-cell table:style-name="ce3" office:value-type="float" office:value="-0.00000000034046276908839" calcext:value-type="float">
            <text:p>-3.4046276908839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0617549103333" calcext:value-type="float">
            <text:p>0.506175491</text:p>
          </table:table-cell>
          <table:table-cell/>
          <table:table-cell table:style-name="ce3" office:value-type="float" office:value="0.506175491257887" calcext:value-type="float">
            <text:p>0.5061754913</text:p>
          </table:table-cell>
          <table:table-cell/>
          <table:table-cell table:style-name="ce3" office:value-type="float" office:value="0.999999999556365" calcext:value-type="float">
            <text:p>0.9999999996</text:p>
          </table:table-cell>
          <table:table-cell table:style-name="ce3" office:value-type="float" office:value="-0.000000000224557039629758" calcext:value-type="float">
            <text:p>-2.24557039629758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2" calcext:value-type="float">
            <text:p>65.3288926392</text:p>
          </table:table-cell>
          <table:table-cell/>
          <table:table-cell table:style-name="ce3" office:value-type="float" office:value="65.3288926391786" calcext:value-type="float">
            <text:p>65.3288926392</text:p>
          </table:table-cell>
          <table:table-cell/>
          <table:table-cell table:style-name="ce3" office:value-type="float" office:value="0.999999999999993" calcext:value-type="float">
            <text:p>1</text:p>
          </table:table-cell>
          <table:table-cell table:style-name="ce3" office:value-type="float" office:value="-0.000000000000483169060316868" calcext:value-type="float">
            <text:p>-4.8316906031686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86202486173" calcext:value-type="float">
            <text:p>-2337.86202486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86202482669" calcext:value-type="float">
            <text:p>-2337.8620248267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337.86202482669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376.06299929913" calcext:value-type="float">
            <text:p>1376.06299929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376.06299976968" calcext:value-type="float">
            <text:p>1376.062999769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376.06299976968" calcext:value-type="float">
            <text:p>-1.3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17.00408466066" calcext:value-type="float">
            <text:p>2617.004084660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17.00408474029" calcext:value-type="float">
            <text:p>2617.0040847403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17.00408474029" calcext:value-type="float">
            <text:p>-2.6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0873222759568" calcext:value-type="float">
            <text:p>-1.308732227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0873222773787" calcext:value-type="float">
            <text:p>-1.3087322277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1.30873222773787" calcext:value-type="float">
            <text:p>1.3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90435089762644" calcext:value-type="float">
            <text:p>-2.904350897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90435089728598" calcext:value-type="float">
            <text:p>-2.9043508973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2.90435089728598" calcext:value-type="float">
            <text:p>2.9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0617549103333" calcext:value-type="float">
            <text:p>0.5061754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06175491257887" calcext:value-type="float">
            <text:p>0.5061754913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506175491257887" calcext:value-type="float">
            <text:p>-5.0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2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6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6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86202486173" calcext:value-type="float">
            <text:p>-2337.86202486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376.06299929913" calcext:value-type="float">
            <text:p>1376.06299929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17.00408466066" calcext:value-type="float">
            <text:p>2617.004084660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0873222759568" calcext:value-type="float">
            <text:p>-1.308732227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90435089762644" calcext:value-type="float">
            <text:p>-2.904350897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0617549103333" calcext:value-type="float">
            <text:p>0.5061754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2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86202482669" calcext:value-type="float">
            <text:p>-2337.8620248267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337.86202482669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376.06299976968" calcext:value-type="float">
            <text:p>1376.062999769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376.06299976968" calcext:value-type="float">
            <text:p>-1.3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17.00408474029" calcext:value-type="float">
            <text:p>2617.0040847403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17.00408474029" calcext:value-type="float">
            <text:p>-2.6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0873222773787" calcext:value-type="float">
            <text:p>-1.3087322277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1.30873222773787" calcext:value-type="float">
            <text:p>1.3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90435089728598" calcext:value-type="float">
            <text:p>-2.9043508973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2.90435089728598" calcext:value-type="float">
            <text:p>2.9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06175491257887" calcext:value-type="float">
            <text:p>0.5061754913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506175491257887" calcext:value-type="float">
            <text:p>-5.0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6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6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2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2'.C4]" office:value-type="string" office:string-value="Altitude = " calcext:value-type="string">
            <text:p>Altitude = </text:p>
          </table:table-cell>
          <table:table-cell table:style-name="ce1" table:formula="of:=['End tol. 1e-12'.D4]" office:value-type="string" office:string-value="-0.6 km MOLA" calcext:value-type="string">
            <text:p>-0.6 km MOLA</text:p>
          </table:table-cell>
          <table:table-cell table:style-name="ce1" table:formula="of:=['End tol. 1e-12'.E4]" office:value-type="string" office:string-value="TSI Order = " calcext:value-type="string">
            <text:p>TSI Order = </text:p>
          </table:table-cell>
          <table:table-cell table:style-name="ce1" table:formula="of:=['End tol. 1e-12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2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2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12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2'.C5]" office:value-type="string" office:string-value="Latitude = " calcext:value-type="string">
            <text:p>Latitude = </text:p>
          </table:table-cell>
          <table:table-cell table:style-name="ce1" table:formula="of:=['End tol. 1e-12'.D5]" office:value-type="float" office:value="0" calcext:value-type="float">
            <text:p>0</text:p>
          </table:table-cell>
          <table:table-cell table:style-name="ce1" table:formula="of:=['End tol. 1e-12'.E5]" office:value-type="string" office:string-value="Longitude = " calcext:value-type="string">
            <text:p>Longitude = </text:p>
          </table:table-cell>
          <table:table-cell table:style-name="ce1" table:formula="of:=['End tol. 1e-12'.F5]" office:value-type="float" office:value="74.5" calcext:value-type="float">
            <text:p>74.5</text:p>
          </table:table-cell>
          <table:table-cell table:style-name="ce1" table:formula="of:=['End tol. 1e-12'.G5]" office:value-type="string" office:string-value="FPA = " calcext:value-type="string">
            <text:p>FPA = </text:p>
          </table:table-cell>
          <table:table-cell table:style-name="ce1" table:formula="of:=['End tol. 1e-12'.H5]" office:value-type="float" office:value="89" calcext:value-type="float">
            <text:p>89</text:p>
          </table:table-cell>
          <table:table-cell table:style-name="ce1" table:formula="of:=['End tol. 1e-12'.I5]" office:value-type="string" office:string-value="Azimuth = " calcext:value-type="string">
            <text:p>Azimuth = </text:p>
          </table:table-cell>
          <table:table-cell table:style-name="ce1" table:formula="of:=['End tol. 1e-12'.J5]" office:value-type="float" office:value="90" calcext:value-type="float">
            <text:p>90</text:p>
          </table:table-cell>
          <table:table-cell table:style-name="ce1" table:formula="of:=['End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2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2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2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12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2'.C6]" office:value-type="string" office:string-value="End Time = " calcext:value-type="string">
            <text:p>End Time = </text:p>
          </table:table-cell>
          <table:table-cell table:style-name="ce1" table:formula="of:=['End tol. 1e-12'.D6]" office:value-type="float" office:value="1569" calcext:value-type="float">
            <text:p>1569</text:p>
          </table:table-cell>
          <table:table-cell table:style-name="ce1" table:formula="of:=['End tol. 1e-12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12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337.77909963064" calcext:value-type="float">
            <text:p>-2337.7790996306</text:p>
          </table:table-cell>
          <table:table-cell/>
          <table:table-cell table:style-name="ce4" table:formula="of:=['End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337.77909963064" calcext:value-type="float">
            <text:p>-2337.77909963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77909962469" calcext:value-type="float">
            <text:p>-2337.7790996247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337.77909962469" calcext:value-type="float">
            <text:p>2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376.17234048269" calcext:value-type="float">
            <text:p>1376.1723404827</text:p>
          </table:table-cell>
          <table:table-cell/>
          <table:table-cell table:style-name="ce4" table:formula="of:=['End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376.17234048269" calcext:value-type="float">
            <text:p>1376.172340482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376.17234055404" calcext:value-type="float">
            <text:p>1376.17234055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376.17234055404" calcext:value-type="float">
            <text:p>-1.3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17.08856307773" calcext:value-type="float">
            <text:p>2617.0885630777</text:p>
          </table:table-cell>
          <table:table-cell/>
          <table:table-cell table:style-name="ce4" table:formula="of:=['End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17.08856307773" calcext:value-type="float">
            <text:p>2617.088563077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17.08856308883" calcext:value-type="float">
            <text:p>2617.088563088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17.08856308883" calcext:value-type="float">
            <text:p>-2.6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1.30875362627828" calcext:value-type="float">
            <text:p>-1.3087536263</text:p>
          </table:table-cell>
          <table:table-cell/>
          <table:table-cell table:style-name="ce4" table:formula="of:=['End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1.30875362627828" calcext:value-type="float">
            <text:p>-1.308753626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0875362629923" calcext:value-type="float">
            <text:p>-1.3087536263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1.30875362629923" calcext:value-type="float">
            <text:p>1.3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2.9042665015891" calcext:value-type="float">
            <text:p>-2.9042665016</text:p>
          </table:table-cell>
          <table:table-cell/>
          <table:table-cell table:style-name="ce4" table:formula="of:=['End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2.9042665015891" calcext:value-type="float">
            <text:p>-2.9042665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90426650153804" calcext:value-type="float">
            <text:p>-2.9042665015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2.90426650153804" calcext:value-type="float">
            <text:p>2.9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506244508428284" calcext:value-type="float">
            <text:p>0.5062445084</text:p>
          </table:table-cell>
          <table:table-cell/>
          <table:table-cell table:style-name="ce4" table:formula="of:=['End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506244508428284" calcext:value-type="float">
            <text:p>0.506244508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06244508461536" calcext:value-type="float">
            <text:p>0.506244508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506244508461536" calcext:value-type="float">
            <text:p>-5.0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96" calcext:value-type="float">
            <text:p>65.3288926392</text:p>
          </table:table-cell>
          <table:table-cell/>
          <table:table-cell table:style-name="ce4" table:formula="of:=['End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96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95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95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77909963064" calcext:value-type="float">
            <text:p>-2337.7790996306</text:p>
          </table:table-cell>
          <table:table-cell/>
          <table:table-cell table:style-name="ce3" office:value-type="float" office:value="-2337.77909962469" calcext:value-type="float">
            <text:p>-2337.7790996247</text:p>
          </table:table-cell>
          <table:table-cell/>
          <table:table-cell table:style-name="ce3" office:value-type="float" office:value="1.00000000000255" calcext:value-type="float">
            <text:p>1</text:p>
          </table:table-cell>
          <table:table-cell table:style-name="ce3" office:value-type="float" office:value="-0.00000000595719029661268" calcext:value-type="float">
            <text:p>-0.000000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376.17234048269" calcext:value-type="float">
            <text:p>1376.1723404827</text:p>
          </table:table-cell>
          <table:table-cell/>
          <table:table-cell table:style-name="ce3" office:value-type="float" office:value="1376.17234055404" calcext:value-type="float">
            <text:p>1376.172340554</text:p>
          </table:table-cell>
          <table:table-cell/>
          <table:table-cell table:style-name="ce3" office:value-type="float" office:value="0.999999999948155" calcext:value-type="float">
            <text:p>0.9999999999</text:p>
          </table:table-cell>
          <table:table-cell table:style-name="ce3" office:value-type="float" office:value="-0.0000000713471308699809" calcext:value-type="float">
            <text:p>-7.13471308699809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17.08856307773" calcext:value-type="float">
            <text:p>2617.0885630777</text:p>
          </table:table-cell>
          <table:table-cell/>
          <table:table-cell table:style-name="ce3" office:value-type="float" office:value="2617.08856308883" calcext:value-type="float">
            <text:p>2617.0885630888</text:p>
          </table:table-cell>
          <table:table-cell/>
          <table:table-cell table:style-name="ce3" office:value-type="float" office:value="0.999999999995758" calcext:value-type="float">
            <text:p>1</text:p>
          </table:table-cell>
          <table:table-cell table:style-name="ce3" office:value-type="float" office:value="-0.000000011102656571893" calcext:value-type="float">
            <text:p>-1.1102656571893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0875362627828" calcext:value-type="float">
            <text:p>-1.3087536263</text:p>
          </table:table-cell>
          <table:table-cell/>
          <table:table-cell table:style-name="ce3" office:value-type="float" office:value="-1.30875362629923" calcext:value-type="float">
            <text:p>-1.3087536263</text:p>
          </table:table-cell>
          <table:table-cell/>
          <table:table-cell table:style-name="ce3" office:value-type="float" office:value="0.999999999983994" calcext:value-type="float">
            <text:p>1</text:p>
          </table:table-cell>
          <table:table-cell table:style-name="ce3" office:value-type="float" office:value="0.0000000000209483541624422" calcext:value-type="float">
            <text:p>2.09483541624422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9042665015891" calcext:value-type="float">
            <text:p>-2.9042665016</text:p>
          </table:table-cell>
          <table:table-cell/>
          <table:table-cell table:style-name="ce3" office:value-type="float" office:value="-2.90426650153804" calcext:value-type="float">
            <text:p>-2.9042665015</text:p>
          </table:table-cell>
          <table:table-cell/>
          <table:table-cell table:style-name="ce3" office:value-type="float" office:value="1.00000000001758" calcext:value-type="float">
            <text:p>1</text:p>
          </table:table-cell>
          <table:table-cell table:style-name="ce3" office:value-type="float" office:value="-0.0000000000510644859730292" calcext:value-type="float">
            <text:p>-5.10644859730292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06244508428284" calcext:value-type="float">
            <text:p>0.5062445084</text:p>
          </table:table-cell>
          <table:table-cell/>
          <table:table-cell table:style-name="ce3" office:value-type="float" office:value="0.506244508461536" calcext:value-type="float">
            <text:p>0.5062445085</text:p>
          </table:table-cell>
          <table:table-cell/>
          <table:table-cell table:style-name="ce3" office:value-type="float" office:value="0.999999999934317" calcext:value-type="float">
            <text:p>0.9999999999</text:p>
          </table:table-cell>
          <table:table-cell table:style-name="ce3" office:value-type="float" office:value="-0.0000000000332516236767333" calcext:value-type="float">
            <text:p>-3.32516236767333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96" calcext:value-type="float">
            <text:p>65.3288926392</text:p>
          </table:table-cell>
          <table:table-cell/>
          <table:table-cell table:style-name="ce3" office:value-type="float" office:value="65.3288926391795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56319401867222" calcext:value-type="float">
            <text:p>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77909963064" calcext:value-type="float">
            <text:p>-2337.77909963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77909962469" calcext:value-type="float">
            <text:p>-2337.7790996247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337.77909962469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376.17234048269" calcext:value-type="float">
            <text:p>1376.17234048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376.17234055404" calcext:value-type="float">
            <text:p>1376.172340554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376.17234055404" calcext:value-type="float">
            <text:p>-1.3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17.08856307773" calcext:value-type="float">
            <text:p>2617.088563077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17.08856308883" calcext:value-type="float">
            <text:p>2617.0885630888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17.08856308883" calcext:value-type="float">
            <text:p>-2.6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0875362627828" calcext:value-type="float">
            <text:p>-1.30875362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0875362629923" calcext:value-type="float">
            <text:p>-1.3087536263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1.30875362629923" calcext:value-type="float">
            <text:p>1.3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9042665015891" calcext:value-type="float">
            <text:p>-2.9042665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90426650153804" calcext:value-type="float">
            <text:p>-2.9042665015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2.90426650153804" calcext:value-type="float">
            <text:p>2.9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06244508428284" calcext:value-type="float">
            <text:p>0.506244508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06244508461536" calcext:value-type="float">
            <text:p>0.5062445085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506244508461536" calcext:value-type="float">
            <text:p>-5.0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96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95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95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77909963064" calcext:value-type="float">
            <text:p>-2337.77909963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376.17234048269" calcext:value-type="float">
            <text:p>1376.17234048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17.08856307773" calcext:value-type="float">
            <text:p>2617.088563077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0875362627828" calcext:value-type="float">
            <text:p>-1.30875362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9042665015891" calcext:value-type="float">
            <text:p>-2.9042665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06244508428284" calcext:value-type="float">
            <text:p>0.506244508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96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77909962469" calcext:value-type="float">
            <text:p>-2337.7790996247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337.77909962469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376.17234055404" calcext:value-type="float">
            <text:p>1376.172340554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376.17234055404" calcext:value-type="float">
            <text:p>-1.3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17.08856308883" calcext:value-type="float">
            <text:p>2617.088563088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17.08856308883" calcext:value-type="float">
            <text:p>-2.6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0875362629923" calcext:value-type="float">
            <text:p>-1.3087536263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1.30875362629923" calcext:value-type="float">
            <text:p>1.3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90426650153804" calcext:value-type="float">
            <text:p>-2.9042665015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2.90426650153804" calcext:value-type="float">
            <text:p>2.9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06244508461536" calcext:value-type="float">
            <text:p>0.5062445085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506244508461536" calcext:value-type="float">
            <text:p>-5.0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95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95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End tol. 1e-13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3'.C4]" office:value-type="string" office:string-value="Altitude = " calcext:value-type="string">
            <text:p>Altitude = </text:p>
          </table:table-cell>
          <table:table-cell table:style-name="ce1" table:formula="of:=['End tol. 1e-13'.D4]" office:value-type="string" office:string-value="-0.6 km MOLA" calcext:value-type="string">
            <text:p>-0.6 km MOLA</text:p>
          </table:table-cell>
          <table:table-cell table:style-name="ce1" table:formula="of:=['End tol. 1e-13'.E4]" office:value-type="string" office:string-value="TSI Order = " calcext:value-type="string">
            <text:p>TSI Order = </text:p>
          </table:table-cell>
          <table:table-cell table:style-name="ce1" table:formula="of:=['End tol. 1e-13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3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3'.R4]" office:value-type="float" office:value="-0.299" calcext:value-type="float">
            <text:p>-0.2990</text:p>
          </table:table-cell>
          <table:table-cell table:number-columns-repeated="7"/>
        </table:table-row>
        <table:table-row table:style-name="ro1">
          <table:table-cell table:style-name="ce1" table:formula="of:=['End tol. 1e-13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3'.C5]" office:value-type="string" office:string-value="Latitude = " calcext:value-type="string">
            <text:p>Latitude = </text:p>
          </table:table-cell>
          <table:table-cell table:style-name="ce1" table:formula="of:=['End tol. 1e-13'.D5]" office:value-type="float" office:value="0" calcext:value-type="float">
            <text:p>0</text:p>
          </table:table-cell>
          <table:table-cell table:style-name="ce1" table:formula="of:=['End tol. 1e-13'.E5]" office:value-type="string" office:string-value="Longitude = " calcext:value-type="string">
            <text:p>Longitude = </text:p>
          </table:table-cell>
          <table:table-cell table:style-name="ce1" table:formula="of:=['End tol. 1e-13'.F5]" office:value-type="float" office:value="74.5" calcext:value-type="float">
            <text:p>74.5</text:p>
          </table:table-cell>
          <table:table-cell table:style-name="ce1" table:formula="of:=['End tol. 1e-13'.G5]" office:value-type="string" office:string-value="FPA = " calcext:value-type="string">
            <text:p>FPA = </text:p>
          </table:table-cell>
          <table:table-cell table:style-name="ce1" table:formula="of:=['End tol. 1e-13'.H5]" office:value-type="float" office:value="89" calcext:value-type="float">
            <text:p>89</text:p>
          </table:table-cell>
          <table:table-cell table:style-name="ce1" table:formula="of:=['End tol. 1e-13'.I5]" office:value-type="string" office:string-value="Azimuth = " calcext:value-type="string">
            <text:p>Azimuth = </text:p>
          </table:table-cell>
          <table:table-cell table:style-name="ce1" table:formula="of:=['End tol. 1e-13'.J5]" office:value-type="float" office:value="90" calcext:value-type="float">
            <text:p>90</text:p>
          </table:table-cell>
          <table:table-cell table:style-name="ce1" table:formula="of:=['End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3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3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3'.R5]" office:value-type="float" office:value="-0.184" calcext:value-type="float">
            <text:p>-0.1840</text:p>
          </table:table-cell>
          <table:table-cell table:number-columns-repeated="7"/>
        </table:table-row>
        <table:table-row table:style-name="ro1">
          <table:table-cell table:style-name="ce1" table:formula="of:=['End tol. 1e-13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3'.C6]" office:value-type="string" office:string-value="End Time = " calcext:value-type="string">
            <text:p>End Time = </text:p>
          </table:table-cell>
          <table:table-cell table:style-name="ce1" table:formula="of:=['End tol. 1e-13'.D6]" office:value-type="float" office:value="1569" calcext:value-type="float">
            <text:p>1569</text:p>
          </table:table-cell>
          <table:table-cell table:style-name="ce1" table:formula="of:=['End tol. 1e-13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13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337.79488462843" calcext:value-type="float">
            <text:p>-2337.7948846284</text:p>
          </table:table-cell>
          <table:table-cell/>
          <table:table-cell table:style-name="ce4" table:formula="of:=['End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337.79488462843" calcext:value-type="float">
            <text:p>-2337.794884628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79488462714" calcext:value-type="float">
            <text:p>-2337.7948846271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337.79488462714" calcext:value-type="float">
            <text:p>2.34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376.14804051527" calcext:value-type="float">
            <text:p>1376.1480405153</text:p>
          </table:table-cell>
          <table:table-cell/>
          <table:table-cell table:style-name="ce4" table:formula="of:=['End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376.14804051527" calcext:value-type="float">
            <text:p>1376.148040515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376.14804052533" calcext:value-type="float">
            <text:p>1376.148040525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376.14804052533" calcext:value-type="float">
            <text:p>-1.38E+003</text:p>
          </table:table-cell>
          <table:table-cell/>
          <table:table-cell table:style-name="ce3" table:formula="of:=SQRT([.D9]*[.D9]+[.D10]*[.D10]+[.D11]*[.D11])" office:value-type="float" office:value="3769.36801882914" calcext:value-type="float">
            <text:p>3769.3680188292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769.36801882914" calcext:value-type="float">
            <text:p>3769.3680188292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17.07220178639" calcext:value-type="float">
            <text:p>2617.0722017864</text:p>
          </table:table-cell>
          <table:table-cell/>
          <table:table-cell table:style-name="ce4" table:formula="of:=['End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17.07220178639" calcext:value-type="float">
            <text:p>2617.072201786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17.07220178739" calcext:value-type="float">
            <text:p>2617.072201787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17.07220178739" calcext:value-type="float">
            <text:p>-2.62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1.30874845508306" calcext:value-type="float">
            <text:p>-1.3087484551</text:p>
          </table:table-cell>
          <table:table-cell/>
          <table:table-cell table:style-name="ce4" table:formula="of:=['End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1.30874845508306" calcext:value-type="float">
            <text:p>-1.308748455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0874845508561" calcext:value-type="float">
            <text:p>-1.308748455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1.30874845508561" calcext:value-type="float">
            <text:p>1.31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2.90428504282741" calcext:value-type="float">
            <text:p>-2.9042850428</text:p>
          </table:table-cell>
          <table:table-cell/>
          <table:table-cell table:style-name="ce4" table:formula="of:=['End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2.90428504282741" calcext:value-type="float">
            <text:p>-2.904285042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90428504282056" calcext:value-type="float">
            <text:p>-2.9042850428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2.90428504282056" calcext:value-type="float">
            <text:p>2.90E+000</text:p>
          </table:table-cell>
          <table:table-cell/>
          <table:table-cell table:style-name="ce3" table:formula="of:=SQRT([.D12]*[.D12]+[.D13]*[.D13]+[.D14]*[.D14])" office:value-type="float" office:value="3.22551743497853" calcext:value-type="float">
            <text:p>3.225517435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3.22551743497853" calcext:value-type="float">
            <text:p>3.22551743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506229784462697" calcext:value-type="float">
            <text:p>0.5062297845</text:p>
          </table:table-cell>
          <table:table-cell/>
          <table:table-cell table:style-name="ce4" table:formula="of:=['End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506229784462697" calcext:value-type="float">
            <text:p>0.506229784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0622978446687" calcext:value-type="float">
            <text:p>0.506229784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50622978446687" calcext:value-type="float">
            <text:p>-5.06E-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73" calcext:value-type="float">
            <text:p>65.3288926392</text:p>
          </table:table-cell>
          <table:table-cell/>
          <table:table-cell table:style-name="ce4" table:formula="of:=['End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73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1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71" calcext:value-type="float">
            <text:p>-6.53E+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End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/>
          <table:table-cell table:style-name="ce1" table:formula="of:=['End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4" calcext:value-type="float">
            <text:p>0.04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79488462843" calcext:value-type="float">
            <text:p>-2337.7948846284</text:p>
          </table:table-cell>
          <table:table-cell/>
          <table:table-cell table:style-name="ce3" office:value-type="float" office:value="-2337.79488462714" calcext:value-type="float">
            <text:p>-2337.7948846271</text:p>
          </table:table-cell>
          <table:table-cell/>
          <table:table-cell table:style-name="ce3" office:value-type="float" office:value="1.00000000000055" calcext:value-type="float">
            <text:p>1</text:p>
          </table:table-cell>
          <table:table-cell table:style-name="ce3" office:value-type="float" office:value="-0.00000000128557076095603" calcext:value-type="float">
            <text:p>-1.28557076095603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376.14804051527" calcext:value-type="float">
            <text:p>1376.1480405153</text:p>
          </table:table-cell>
          <table:table-cell/>
          <table:table-cell table:style-name="ce3" office:value-type="float" office:value="1376.14804052533" calcext:value-type="float">
            <text:p>1376.1480405253</text:p>
          </table:table-cell>
          <table:table-cell/>
          <table:table-cell table:style-name="ce3" office:value-type="float" office:value="0.99999999999269" calcext:value-type="float">
            <text:p>1</text:p>
          </table:table-cell>
          <table:table-cell table:style-name="ce3" office:value-type="float" office:value="-0.0000000100601482699858" calcext:value-type="float">
            <text:p>-1.00601482699858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3769.36801882914" calcext:value-type="float">
            <text:p>3769.3680188292</text:p>
          </table:table-cell>
          <table:table-cell/>
          <table:table-cell table:style-name="ce3" table:formula="of:=SQRT([.F21]*[.F21]+[.F22]*[.F22]+[.F23]*[.F23])" office:value-type="float" office:value="3769.36801883271" calcext:value-type="float">
            <text:p>3769.3680188327</text:p>
          </table:table-cell>
          <table:table-cell/>
          <table:table-cell table:formula="of:=[.T22]/[.V22]" office:value-type="float" office:value="0.999999999999054" calcext:value-type="float">
            <text:p>1</text:p>
          </table:table-cell>
          <table:table-cell table:formula="of:=[.T22]-[.V22]" office:value-type="float" office:value="-0.00000000356703822035342" calcext:value-type="float">
            <text:p>-3.56703822035342E-00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17.07220178639" calcext:value-type="float">
            <text:p>2617.0722017864</text:p>
          </table:table-cell>
          <table:table-cell/>
          <table:table-cell table:style-name="ce3" office:value-type="float" office:value="2617.07220178739" calcext:value-type="float">
            <text:p>2617.0722017874</text:p>
          </table:table-cell>
          <table:table-cell/>
          <table:table-cell table:style-name="ce3" office:value-type="float" office:value="0.99999999999962" calcext:value-type="float">
            <text:p>1</text:p>
          </table:table-cell>
          <table:table-cell table:style-name="ce3" office:value-type="float" office:value="-0.00000000099544195109047" calcext:value-type="float">
            <text:p>-0.00000000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0874845508306" calcext:value-type="float">
            <text:p>-1.3087484551</text:p>
          </table:table-cell>
          <table:table-cell/>
          <table:table-cell table:style-name="ce3" office:value-type="float" office:value="-1.30874845508561" calcext:value-type="float">
            <text:p>-1.3087484551</text:p>
          </table:table-cell>
          <table:table-cell/>
          <table:table-cell table:style-name="ce3" office:value-type="float" office:value="0.999999999998054" calcext:value-type="float">
            <text:p>1</text:p>
          </table:table-cell>
          <table:table-cell table:style-name="ce3" office:value-type="float" office:value="0.00000000000254662957388518" calcext:value-type="float">
            <text:p>2.54662957388518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90428504282741" calcext:value-type="float">
            <text:p>-2.9042850428</text:p>
          </table:table-cell>
          <table:table-cell/>
          <table:table-cell table:style-name="ce3" office:value-type="float" office:value="-2.90428504282056" calcext:value-type="float">
            <text:p>-2.9042850428</text:p>
          </table:table-cell>
          <table:table-cell/>
          <table:table-cell table:style-name="ce3" office:value-type="float" office:value="1.00000000000236" calcext:value-type="float">
            <text:p>1</text:p>
          </table:table-cell>
          <table:table-cell table:style-name="ce3" office:value-type="float" office:value="-0.00000000000684607925904857" calcext:value-type="float">
            <text:p>-6.84607925904857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3.22551743497853" calcext:value-type="float">
            <text:p>3.225517435</text:p>
          </table:table-cell>
          <table:table-cell/>
          <table:table-cell table:style-name="ce3" table:formula="of:=SQRT([.F24]*[.F24]+[.F25]*[.F25]+[.F26]*[.F26])" office:value-type="float" office:value="3.22551743497405" calcext:value-type="float">
            <text:p>3.225517435</text:p>
          </table:table-cell>
          <table:table-cell/>
          <table:table-cell table:formula="of:=[.T25]/[.V25]" office:value-type="float" office:value="1.00000000000139" calcext:value-type="float">
            <text:p>1</text:p>
          </table:table-cell>
          <table:table-cell table:formula="of:=[.T25]-[.V25]" office:value-type="float" office:value="0.00000000000447819559212803" calcext:value-type="float">
            <text:p>4.47819559212803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06229784462697" calcext:value-type="float">
            <text:p>0.5062297845</text:p>
          </table:table-cell>
          <table:table-cell/>
          <table:table-cell table:style-name="ce3" office:value-type="float" office:value="0.50622978446687" calcext:value-type="float">
            <text:p>0.5062297845</text:p>
          </table:table-cell>
          <table:table-cell/>
          <table:table-cell table:style-name="ce3" office:value-type="float" office:value="0.999999999991757" calcext:value-type="float">
            <text:p>1</text:p>
          </table:table-cell>
          <table:table-cell table:style-name="ce3" office:value-type="float" office:value="-0.00000000000417266221575119" calcext:value-type="float">
            <text:p>-4.17266221575119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73" calcext:value-type="float">
            <text:p>65.3288926392</text:p>
          </table:table-cell>
          <table:table-cell/>
          <table:table-cell table:style-name="ce3" office:value-type="float" office:value="65.3288926391771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84741111297626" calcext:value-type="float">
            <text:p>1.8474111129762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83" calcext:value-type="float">
            <text:p>83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79488462843" calcext:value-type="float">
            <text:p>-2337.794884628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79488462714" calcext:value-type="float">
            <text:p>-2337.7948846271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337.79488462714" calcext:value-type="float">
            <text:p>2.34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376.14804051527" calcext:value-type="float">
            <text:p>1376.148040515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376.14804052533" calcext:value-type="float">
            <text:p>1376.148040525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376.14804052533" calcext:value-type="float">
            <text:p>-1.38E+003</text:p>
          </table:table-cell>
          <table:table-cell/>
          <table:table-cell table:style-name="ce3" table:formula="of:=SQRT([.D33]*[.D33]+[.D34]*[.D34]+[.D35]*[.D35])" office:value-type="float" office:value="3769.36801882914" calcext:value-type="float">
            <text:p>3769.3680188292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3769.36801882914" calcext:value-type="float">
            <text:p>3769.3680188292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17.07220178639" calcext:value-type="float">
            <text:p>2617.072201786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17.07220178739" calcext:value-type="float">
            <text:p>2617.0722017874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17.07220178739" calcext:value-type="float">
            <text:p>-2.62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0874845508306" calcext:value-type="float">
            <text:p>-1.30874845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0874845508561" calcext:value-type="float">
            <text:p>-1.3087484551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1.30874845508561" calcext:value-type="float">
            <text:p>1.31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90428504282741" calcext:value-type="float">
            <text:p>-2.904285042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90428504282056" calcext:value-type="float">
            <text:p>-2.9042850428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2.90428504282056" calcext:value-type="float">
            <text:p>2.90E+000</text:p>
          </table:table-cell>
          <table:table-cell/>
          <table:table-cell table:style-name="ce3" table:formula="of:=SQRT([.D36]*[.D36]+[.D37]*[.D37]+[.D38]*[.D38])" office:value-type="float" office:value="3.22551743497853" calcext:value-type="float">
            <text:p>3.225517435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3.22551743497853" calcext:value-type="float">
            <text:p>3.22551743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06229784462697" calcext:value-type="float">
            <text:p>0.506229784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0622978446687" calcext:value-type="float">
            <text:p>0.5062297845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50622978446687" calcext:value-type="float">
            <text:p>-5.06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73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1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71" calcext:value-type="float">
            <text:p>-6.53E+00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79488462843" calcext:value-type="float">
            <text:p>-2337.794884628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376.14804051527" calcext:value-type="float">
            <text:p>1376.148040515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769.36801882914" calcext:value-type="float">
            <text:p>3769.3680188292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769.36801882914" calcext:value-type="float">
            <text:p>3769.3680188292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17.07220178639" calcext:value-type="float">
            <text:p>2617.072201786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0874845508306" calcext:value-type="float">
            <text:p>-1.30874845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90428504282741" calcext:value-type="float">
            <text:p>-2.904285042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3.22551743497853" calcext:value-type="float">
            <text:p>3.225517435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3.22551743497853" calcext:value-type="float">
            <text:p>3.22551743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06229784462697" calcext:value-type="float">
            <text:p>0.506229784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73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79488462714" calcext:value-type="float">
            <text:p>-2337.7948846271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337.79488462714" calcext:value-type="float">
            <text:p>2.34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376.14804052533" calcext:value-type="float">
            <text:p>1376.148040525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376.14804052533" calcext:value-type="float">
            <text:p>-1.38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17.07220178739" calcext:value-type="float">
            <text:p>2617.0722017874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17.07220178739" calcext:value-type="float">
            <text:p>-2.62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0874845508561" calcext:value-type="float">
            <text:p>-1.3087484551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1.30874845508561" calcext:value-type="float">
            <text:p>1.31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90428504282056" calcext:value-type="float">
            <text:p>-2.9042850428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2.90428504282056" calcext:value-type="float">
            <text:p>2.9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0622978446687" calcext:value-type="float">
            <text:p>0.5062297845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50622978446687" calcext:value-type="float">
            <text:p>-5.06E-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1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71" calcext:value-type="float">
            <text:p>-6.53E+001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End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4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4'.C4]" office:value-type="string" office:string-value="Altitude = " calcext:value-type="string">
            <text:p>Altitude = </text:p>
          </table:table-cell>
          <table:table-cell table:style-name="ce1" table:formula="of:=['End tol. 1e-14'.D4]" office:value-type="string" office:string-value="-0.6 km MOLA" calcext:value-type="string">
            <text:p>-0.6 km MOLA</text:p>
          </table:table-cell>
          <table:table-cell table:style-name="ce1" table:formula="of:=['End tol. 1e-14'.E4]" office:value-type="string" office:string-value="TSI Order = " calcext:value-type="string">
            <text:p>TSI Order = </text:p>
          </table:table-cell>
          <table:table-cell table:style-name="ce1" table:formula="of:=['End tol. 1e-14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4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4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14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4'.C5]" office:value-type="string" office:string-value="Latitude = " calcext:value-type="string">
            <text:p>Latitude = </text:p>
          </table:table-cell>
          <table:table-cell table:style-name="ce1" table:formula="of:=['End tol. 1e-14'.D5]" office:value-type="float" office:value="0" calcext:value-type="float">
            <text:p>0</text:p>
          </table:table-cell>
          <table:table-cell table:style-name="ce1" table:formula="of:=['End tol. 1e-14'.E5]" office:value-type="string" office:string-value="Longitude = " calcext:value-type="string">
            <text:p>Longitude = </text:p>
          </table:table-cell>
          <table:table-cell table:style-name="ce1" table:formula="of:=['End tol. 1e-14'.F5]" office:value-type="float" office:value="74.5" calcext:value-type="float">
            <text:p>74.5</text:p>
          </table:table-cell>
          <table:table-cell table:style-name="ce1" table:formula="of:=['End tol. 1e-14'.G5]" office:value-type="string" office:string-value="FPA = " calcext:value-type="string">
            <text:p>FPA = </text:p>
          </table:table-cell>
          <table:table-cell table:style-name="ce1" table:formula="of:=['End tol. 1e-14'.H5]" office:value-type="float" office:value="89" calcext:value-type="float">
            <text:p>89</text:p>
          </table:table-cell>
          <table:table-cell table:style-name="ce1" table:formula="of:=['End tol. 1e-14'.I5]" office:value-type="string" office:string-value="Azimuth = " calcext:value-type="string">
            <text:p>Azimuth = </text:p>
          </table:table-cell>
          <table:table-cell table:style-name="ce1" table:formula="of:=['End tol. 1e-14'.J5]" office:value-type="float" office:value="90" calcext:value-type="float">
            <text:p>90</text:p>
          </table:table-cell>
          <table:table-cell table:style-name="ce1" table:formula="of:=['End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4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4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4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14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4'.C6]" office:value-type="string" office:string-value="End Time = " calcext:value-type="string">
            <text:p>End Time = </text:p>
          </table:table-cell>
          <table:table-cell table:style-name="ce1" table:formula="of:=['End tol. 1e-14'.D6]" office:value-type="float" office:value="1569" calcext:value-type="float">
            <text:p>1569</text:p>
          </table:table-cell>
          <table:table-cell table:style-name="ce1" table:formula="of:=['End tol. 1e-14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14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337.80089308761" calcext:value-type="float">
            <text:p>-2337.8008930876</text:p>
          </table:table-cell>
          <table:table-cell/>
          <table:table-cell table:style-name="ce4" table:formula="of:=['End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337.80089308761" calcext:value-type="float">
            <text:p>-2337.800893087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80089308717" calcext:value-type="float">
            <text:p>-2337.8008930872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337.80089308717" calcext:value-type="float">
            <text:p>2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376.13756382906" calcext:value-type="float">
            <text:p>1376.1375638291</text:p>
          </table:table-cell>
          <table:table-cell/>
          <table:table-cell table:style-name="ce4" table:formula="of:=['End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376.13756382906" calcext:value-type="float">
            <text:p>1376.137563829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376.13756382961" calcext:value-type="float">
            <text:p>1376.137563829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376.13756382961" calcext:value-type="float">
            <text:p>-1.3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17.06587487371" calcext:value-type="float">
            <text:p>2617.0658748737</text:p>
          </table:table-cell>
          <table:table-cell/>
          <table:table-cell table:style-name="ce4" table:formula="of:=['End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17.06587487371" calcext:value-type="float">
            <text:p>2617.065874873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17.06587487331" calcext:value-type="float">
            <text:p>2617.065874873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17.06587487331" calcext:value-type="float">
            <text:p>-2.6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1.30874610009225" calcext:value-type="float">
            <text:p>-1.3087461001</text:p>
          </table:table-cell>
          <table:table-cell/>
          <table:table-cell table:style-name="ce4" table:formula="of:=['End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1.30874610009225" calcext:value-type="float">
            <text:p>-1.30874610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0874610009205" calcext:value-type="float">
            <text:p>-1.308746100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1.30874610009205" calcext:value-type="float">
            <text:p>1.3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2.90429297188932" calcext:value-type="float">
            <text:p>-2.9042929719</text:p>
          </table:table-cell>
          <table:table-cell/>
          <table:table-cell table:style-name="ce4" table:formula="of:=['End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2.90429297188932" calcext:value-type="float">
            <text:p>-2.90429297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90429297188924" calcext:value-type="float">
            <text:p>-2.9042929719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2.90429297188924" calcext:value-type="float">
            <text:p>2.9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506223621529951" calcext:value-type="float">
            <text:p>0.5062236215</text:p>
          </table:table-cell>
          <table:table-cell/>
          <table:table-cell table:style-name="ce4" table:formula="of:=['End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506223621529951" calcext:value-type="float">
            <text:p>0.50622362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06223621529763" calcext:value-type="float">
            <text:p>0.506223621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506223621529763" calcext:value-type="float">
            <text:p>-5.0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65" calcext:value-type="float">
            <text:p>65.3288926392</text:p>
          </table:table-cell>
          <table:table-cell/>
          <table:table-cell table:style-name="ce4" table:formula="of:=['End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65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2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72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/>
          <table:table-cell table:style-name="ce1" table:formula="of:=['End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1" calcext:value-type="float">
            <text:p>0.1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80089308761" calcext:value-type="float">
            <text:p>-2337.8008930876</text:p>
          </table:table-cell>
          <table:table-cell/>
          <table:table-cell table:style-name="ce3" office:value-type="float" office:value="-2337.80089308717" calcext:value-type="float">
            <text:p>-2337.8008930872</text:p>
          </table:table-cell>
          <table:table-cell/>
          <table:table-cell table:style-name="ce3" office:value-type="float" office:value="1.00000000000019" calcext:value-type="float">
            <text:p>1</text:p>
          </table:table-cell>
          <table:table-cell table:style-name="ce3" office:value-type="float" office:value="-0.000000000447471393272281" calcext:value-type="float">
            <text:p>-4.47471393272281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376.13756382906" calcext:value-type="float">
            <text:p>1376.1375638291</text:p>
          </table:table-cell>
          <table:table-cell/>
          <table:table-cell table:style-name="ce3" office:value-type="float" office:value="1376.13756382961" calcext:value-type="float">
            <text:p>1376.1375638296</text:p>
          </table:table-cell>
          <table:table-cell/>
          <table:table-cell table:style-name="ce3" office:value-type="float" office:value="0.999999999999598" calcext:value-type="float">
            <text:p>1</text:p>
          </table:table-cell>
          <table:table-cell table:style-name="ce3" office:value-type="float" office:value="-0.000000000552745405002497" calcext:value-type="float">
            <text:p>-5.52745405002497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17.06587487371" calcext:value-type="float">
            <text:p>2617.0658748737</text:p>
          </table:table-cell>
          <table:table-cell/>
          <table:table-cell table:style-name="ce3" office:value-type="float" office:value="2617.06587487331" calcext:value-type="float">
            <text:p>2617.0658748733</text:p>
          </table:table-cell>
          <table:table-cell/>
          <table:table-cell table:style-name="ce3" office:value-type="float" office:value="1.00000000000015" calcext:value-type="float">
            <text:p>1</text:p>
          </table:table-cell>
          <table:table-cell table:style-name="ce3" office:value-type="float" office:value="0.00000000039608494262211" calcext:value-type="float">
            <text:p>3.9608494262211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0874610009225" calcext:value-type="float">
            <text:p>-1.3087461001</text:p>
          </table:table-cell>
          <table:table-cell/>
          <table:table-cell table:style-name="ce3" office:value-type="float" office:value="-1.30874610009205" calcext:value-type="float">
            <text:p>-1.3087461001</text:p>
          </table:table-cell>
          <table:table-cell/>
          <table:table-cell table:style-name="ce3" office:value-type="float" office:value="1.00000000000015" calcext:value-type="float">
            <text:p>1</text:p>
          </table:table-cell>
          <table:table-cell table:style-name="ce3" office:value-type="float" office:value="-0.000000000000198951966012828" calcext:value-type="float">
            <text:p>-1.98951966012828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90429297188932" calcext:value-type="float">
            <text:p>-2.9042929719</text:p>
          </table:table-cell>
          <table:table-cell/>
          <table:table-cell table:style-name="ce3" office:value-type="float" office:value="-2.90429297188924" calcext:value-type="float">
            <text:p>-2.9042929719</text:p>
          </table:table-cell>
          <table:table-cell/>
          <table:table-cell table:style-name="ce3" office:value-type="float" office:value="1.00000000000003" calcext:value-type="float">
            <text:p>1</text:p>
          </table:table-cell>
          <table:table-cell table:style-name="ce3" office:value-type="float" office:value="-0.000000000000085265128291212" calcext:value-type="float">
            <text:p>-8.5265128291212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06223621529951" calcext:value-type="float">
            <text:p>0.5062236215</text:p>
          </table:table-cell>
          <table:table-cell/>
          <table:table-cell table:style-name="ce3" office:value-type="float" office:value="0.506223621529763" calcext:value-type="float">
            <text:p>0.5062236215</text:p>
          </table:table-cell>
          <table:table-cell/>
          <table:table-cell table:style-name="ce3" office:value-type="float" office:value="1.00000000000037" calcext:value-type="float">
            <text:p>1</text:p>
          </table:table-cell>
          <table:table-cell table:style-name="ce3" office:value-type="float" office:value="0.000000000000188071780371502" calcext:value-type="float">
            <text:p>1.88071780371502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5" calcext:value-type="float">
            <text:p>65.3288926392</text:p>
          </table:table-cell>
          <table:table-cell/>
          <table:table-cell table:style-name="ce3" office:value-type="float" office:value="65.3288926391772" calcext:value-type="float">
            <text:p>65.3288926392</text:p>
          </table:table-cell>
          <table:table-cell/>
          <table:table-cell table:style-name="ce3" office:value-type="float" office:value="0.99999999999999" calcext:value-type="float">
            <text:p>1</text:p>
          </table:table-cell>
          <table:table-cell table:style-name="ce3" office:value-type="float" office:value="-0.000000000000625277607468888" calcext:value-type="float">
            <text:p>-6.2527760746888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9" calcext:value-type="float">
            <text:p>0.09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80089308761" calcext:value-type="float">
            <text:p>-2337.800893087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80089308717" calcext:value-type="float">
            <text:p>-2337.8008930872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337.80089308717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376.13756382906" calcext:value-type="float">
            <text:p>1376.13756382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376.13756382961" calcext:value-type="float">
            <text:p>1376.137563829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376.13756382961" calcext:value-type="float">
            <text:p>-1.3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17.06587487371" calcext:value-type="float">
            <text:p>2617.06587487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17.06587487331" calcext:value-type="float">
            <text:p>2617.0658748733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17.06587487331" calcext:value-type="float">
            <text:p>-2.6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0874610009225" calcext:value-type="float">
            <text:p>-1.30874610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0874610009205" calcext:value-type="float">
            <text:p>-1.3087461001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1.30874610009205" calcext:value-type="float">
            <text:p>1.3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90429297188932" calcext:value-type="float">
            <text:p>-2.904292971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90429297188924" calcext:value-type="float">
            <text:p>-2.9042929719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2.90429297188924" calcext:value-type="float">
            <text:p>2.9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06223621529951" calcext:value-type="float">
            <text:p>0.506223621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06223621529763" calcext:value-type="float">
            <text:p>0.5062236215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506223621529763" calcext:value-type="float">
            <text:p>-5.0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2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72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80089308761" calcext:value-type="float">
            <text:p>-2337.800893087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376.13756382906" calcext:value-type="float">
            <text:p>1376.13756382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17.06587487371" calcext:value-type="float">
            <text:p>2617.06587487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0874610009225" calcext:value-type="float">
            <text:p>-1.30874610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90429297188932" calcext:value-type="float">
            <text:p>-2.904292971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06223621529951" calcext:value-type="float">
            <text:p>0.506223621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80089308717" calcext:value-type="float">
            <text:p>-2337.8008930872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337.80089308717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376.13756382961" calcext:value-type="float">
            <text:p>1376.137563829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376.13756382961" calcext:value-type="float">
            <text:p>-1.3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17.06587487331" calcext:value-type="float">
            <text:p>2617.0658748733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17.06587487331" calcext:value-type="float">
            <text:p>-2.6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0874610009205" calcext:value-type="float">
            <text:p>-1.3087461001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1.30874610009205" calcext:value-type="float">
            <text:p>1.3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90429297188924" calcext:value-type="float">
            <text:p>-2.9042929719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2.90429297188924" calcext:value-type="float">
            <text:p>2.9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06223621529763" calcext:value-type="float">
            <text:p>0.5062236215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506223621529763" calcext:value-type="float">
            <text:p>-5.0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2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72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0:47:57.447168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9-07T11:09:10.947727192</dc:date>
    <dc:creator>Stacha Petrovic</dc:creator>
    <meta:editing-duration>P65DT4H16M48S</meta:editing-duration>
    <meta:editing-cycles>1167</meta:editing-cycles>
    <meta:document-statistic meta:table-count="8" meta:cell-count="3101" meta:object-count="0"/>
    <meta:user-defined meta:name="qrichtext">1</meta:user-defined>
  </office:meta>
</office:document-meta>
</file>